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DejaVu Sans" svg:font-family="'DejaVu Sans'" style:font-family-generic="swiss"/>
    <style:font-face style:name="Tahoma" svg:font-family="Tahoma" style:font-family-generic="swiss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, 'Times New Roman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Text_20_body" style:list-style-name="L1"/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font-weight="bold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style:writing-mode="lr-tb"/>
    </style:style>
    <style:style style:name="P9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Heading_20_2">
      <style:text-properties fo:font-weight="bold" style:font-weight-asian="bold" style:font-weight-complex="bold"/>
    </style:style>
    <style:style style:name="P15" style:family="paragraph" style:parent-style-name="Heading_20_3"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position="super 58%"/>
    </style:style>
    <style:style style:name="T9" style:family="text">
      <style:text-properties style:use-window-font-color="true" style:text-outline="false" style:text-line-through-style="none" style:text-position="0% 100%" style:font-name="Tahoma" fo:font-size="10pt" fo:letter-spacing="normal" fo:language="es" fo:country="AR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tracked-changes text:track-changes="false">
        <text:changed-region text:id="ct155356240">
          <text:insertion>
            <office:change-info>
              <dc:creator>Autor desconocido</dc:creator>
              <dc:date>2010-08-03T10:53:00</dc:date>
            </office:change-info>
          </text:insertion>
        </text:changed-region>
        <text:changed-region text:id="ct154495520">
          <text:deletion>
            <office:change-info>
              <dc:creator>Autor desconocido</dc:creator>
              <dc:date>2010-08-03T10:53:00</dc:date>
            </office:change-info>
            <text:p text:style-name="P1">a</text:p>
          </text:deletion>
        </text:changed-region>
        <text:changed-region text:id="ct146483776">
          <text:insertion>
            <office:change-info>
              <dc:creator>Eduardo </dc:creator>
              <dc:date>2010-07-28T20:43:00</dc:date>
            </office:change-info>
          </text:insertion>
        </text:changed-region>
        <text:changed-region text:id="ct146471744">
          <text:deletion>
            <office:change-info>
              <dc:creator>Eduardo </dc:creator>
              <dc:date>2010-07-28T20:43:00</dc:date>
            </office:change-info>
            <text:p text:style-name="P1">anonimos</text:p>
          </text:deletion>
        </text:changed-region>
        <text:changed-region text:id="ct146465592">
          <text:deletion>
            <office:change-info>
              <dc:creator>Eduardo </dc:creator>
              <dc:date>2010-07-28T20:39:00</dc:date>
            </office:change-info>
            <text:p text:style-name="P1"><text:s/></text:p>
          </text:deletion>
        </text:changed-region>
        <text:changed-region text:id="ct146180800">
          <text:insertion>
            <office:change-info>
              <dc:creator>Eduardo </dc:creator>
              <dc:date>2010-07-28T20:40:00</dc:date>
            </office:change-info>
          </text:insertion>
        </text:changed-region>
        <text:changed-region text:id="ct146467416">
          <text:deletion>
            <office:change-info>
              <dc:creator>Eduardo </dc:creator>
              <dc:date>2010-07-28T20:41:00</dc:date>
            </office:change-info>
            <text:p text:style-name="P1">le</text:p>
          </text:deletion>
        </text:changed-region>
        <text:changed-region text:id="ct146464896">
          <text:insertion>
            <office:change-info>
              <dc:creator>Eduardo </dc:creator>
              <dc:date>2010-07-28T20:43:00</dc:date>
            </office:change-info>
          </text:insertion>
        </text:changed-region>
        <text:changed-region text:id="ct146312752">
          <text:deletion>
            <office:change-info>
              <dc:creator>Eduardo </dc:creator>
              <dc:date>2010-07-28T20:43:00</dc:date>
            </office:change-info>
            <text:p text:style-name="P1">codigo</text:p>
          </text:deletion>
        </text:changed-region>
        <text:changed-region text:id="ct145460408">
          <text:insertion>
            <office:change-info>
              <dc:creator>Eduardo </dc:creator>
              <dc:date>2010-07-28T20:42:00</dc:date>
            </office:change-info>
          </text:insertion>
        </text:changed-region>
        <text:changed-region text:id="ct146463832">
          <text:deletion>
            <office:change-info>
              <dc:creator>Eduardo </dc:creator>
              <dc:date>2010-07-28T20:42:00</dc:date>
            </office:change-info>
            <text:p text:style-name="P1">en</text:p>
          </text:deletion>
        </text:changed-region>
        <text:changed-region text:id="ct145670152">
          <text:insertion>
            <office:change-info>
              <dc:creator>Eduardo </dc:creator>
              <dc:date>2010-07-28T20:42:00</dc:date>
            </office:change-info>
          </text:insertion>
        </text:changed-region>
        <text:changed-region text:id="ct146469160">
          <text:deletion>
            <office:change-info>
              <dc:creator>Eduardo </dc:creator>
              <dc:date>2010-07-28T20:42:00</dc:date>
            </office:change-info>
            <text:p text:style-name="P1">e</text:p>
          </text:deletion>
        </text:changed-region>
        <text:changed-region text:id="ct145670400">
          <text:deletion>
            <office:change-info>
              <dc:creator>Eduardo </dc:creator>
              <dc:date>2010-07-28T20:42:00</dc:date>
            </office:change-info>
            <text:p text:style-name="P1">host voluntario</text:p>
          </text:deletion>
        </text:changed-region>
        <text:changed-region text:id="ct146471184">
          <text:insertion>
            <office:change-info>
              <dc:creator>Eduardo </dc:creator>
              <dc:date>2010-07-28T20:42:00</dc:date>
            </office:change-info>
          </text:insertion>
        </text:changed-region>
        <text:changed-region text:id="ct146471280">
          <text:deletion>
            <office:change-info>
              <dc:creator>Eduardo </dc:creator>
              <dc:date>2010-07-28T20:42:00</dc:date>
            </office:change-info>
            <text:p text:style-name="P1">pareceria</text:p>
          </text:deletion>
        </text:changed-region>
        <text:changed-region text:id="ct145836216">
          <text:deletion>
            <office:change-info>
              <dc:creator>Eduardo </dc:creator>
              <dc:date>2010-07-28T20:59:00</dc:date>
            </office:change-info>
            <text:p text:style-name="P1">(no tan)</text:p>
          </text:deletion>
        </text:changed-region>
        <text:changed-region text:id="ct146492400">
          <text:insertion>
            <office:change-info>
              <dc:creator>Eduardo </dc:creator>
              <dc:date>2010-07-28T20:59:00</dc:date>
            </office:change-info>
          </text:insertion>
        </text:changed-region>
        <text:changed-region text:id="ct145660008">
          <text:insertion>
            <office:change-info>
              <dc:creator>Eduardo </dc:creator>
              <dc:date>2010-07-28T21:15:00</dc:date>
            </office:change-info>
          </text:insertion>
        </text:changed-region>
        <text:changed-region text:id="ct145837176">
          <text:insertion>
            <office:change-info>
              <dc:creator>Eduardo </dc:creator>
              <dc:date>2010-07-28T21:16:00</dc:date>
            </office:change-info>
          </text:insertion>
        </text:changed-region>
        <text:changed-region text:id="ct150684880">
          <text:insertion>
            <office:change-info>
              <dc:creator>Eduardo </dc:creator>
              <dc:date>2010-07-28T21:16:00</dc:date>
            </office:change-info>
          </text:insertion>
        </text:changed-region>
        <text:changed-region text:id="ct146473496">
          <text:insertion>
            <office:change-info>
              <dc:creator>Eduardo </dc:creator>
              <dc:date>2010-07-28T21:17:00</dc:date>
            </office:change-info>
          </text:insertion>
        </text:changed-region>
        <text:changed-region text:id="ct146473688">
          <text:deletion>
            <office:change-info>
              <dc:creator>Eduardo </dc:creator>
              <dc:date>2010-07-28T21:15:00</dc:date>
            </office:change-info>
            <text:p text:style-name="P1"><text:s/></text:p>
          </text:deletion>
        </text:changed-region>
        <text:changed-region text:id="ct146473592">
          <text:deletion>
            <office:change-info>
              <dc:creator>Eduardo </dc:creator>
              <dc:date>2010-07-28T20:59:00</dc:date>
            </office:change-info>
            <text:p text:style-name="P1">.</text:p>
          </text:deletion>
        </text:changed-region>
        <text:changed-region text:id="ct146467224">
          <text:insertion>
            <office:change-info>
              <dc:creator>Eduardo </dc:creator>
              <dc:date>2010-07-09T23:51:00</dc:date>
            </office:change-info>
          </text:insertion>
        </text:changed-region>
        <text:changed-region text:id="ct146467320">
          <text:deletion>
            <office:change-info>
              <dc:creator>Eduardo </dc:creator>
              <dc:date>2010-07-28T21:04:00</dc:date>
            </office:change-info>
            <text:p text:style-name="Text_20_body"><text:span text:style-name="T1"/></text:p>
            <text:p text:style-name="Text_20_body"><text:span text:style-name="T1"/></text:p>
          </text:deletion>
        </text:changed-region>
        <text:changed-region text:id="ct146471472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66014040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45836848">
          <text:insertion>
            <office:change-info>
              <dc:creator>Eduardo </dc:creator>
              <dc:date>2010-07-28T20:50:00</dc:date>
            </office:change-info>
          </text:insertion>
        </text:changed-region>
        <text:changed-region text:id="ct146466944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66035016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46472096">
          <text:insertion>
            <office:change-info>
              <dc:creator>Eduardo </dc:creator>
              <dc:date>2010-07-28T21:06:00</dc:date>
            </office:change-info>
          </text:insertion>
        </text:changed-region>
        <text:changed-region text:id="ct146472192">
          <text:deletion>
            <office:change-info>
              <dc:creator>Eduardo </dc:creator>
              <dc:date>2010-07-28T21:06:00</dc:date>
            </office:change-info>
            <text:p text:style-name="Text_20_body">esten</text:p>
          </text:deletion>
        </text:changed-region>
        <text:changed-region text:id="ct145839896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63314232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53416912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45845440">
          <text:insertion>
            <office:change-info>
              <dc:creator>Eduardo </dc:creator>
              <dc:date>2010-07-28T21:08:00</dc:date>
            </office:change-info>
          </text:insertion>
        </text:changed-region>
        <text:changed-region text:id="ct163348624">
          <text:insertion>
            <office:change-info>
              <dc:creator>Eduardo </dc:creator>
              <dc:date>2010-07-28T21:08:00</dc:date>
            </office:change-info>
          </text:insertion>
        </text:changed-region>
        <text:changed-region text:id="ct146468704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45837416">
          <text:insertion>
            <office:change-info>
              <dc:creator>Eduardo </dc:creator>
              <dc:date>2010-07-28T21:09:00</dc:date>
            </office:change-info>
          </text:insertion>
        </text:changed-region>
        <text:changed-region text:id="ct146491288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46497352">
          <text:insertion>
            <office:change-info>
              <dc:creator>Eduardo </dc:creator>
              <dc:date>2010-07-28T21:09:00</dc:date>
            </office:change-info>
          </text:insertion>
        </text:changed-region>
        <text:changed-region text:id="ct146473224">
          <text:deletion>
            <office:change-info>
              <dc:creator>Eduardo </dc:creator>
              <dc:date>2010-07-28T21:09:00</dc:date>
            </office:change-info>
            <text:p text:style-name="Text_20_body">a</text:p>
          </text:deletion>
        </text:changed-region>
        <text:changed-region text:id="ct146472928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46497064">
          <text:insertion>
            <office:change-info>
              <dc:creator>Eduardo </dc:creator>
              <dc:date>2010-07-28T21:10:00</dc:date>
            </office:change-info>
          </text:insertion>
        </text:changed-region>
        <text:changed-region text:id="ct146497160">
          <text:insertion>
            <office:change-info>
              <dc:creator>Eduardo </dc:creator>
              <dc:date>2010-07-28T21:09:00</dc:date>
            </office:change-info>
          </text:insertion>
        </text:changed-region>
        <text:changed-region text:id="ct146497256">
          <text:insertion>
            <office:change-info>
              <dc:creator>Eduardo </dc:creator>
              <dc:date>2010-07-28T21:10:00</dc:date>
            </office:change-info>
          </text:insertion>
        </text:changed-region>
        <text:changed-region text:id="ct146491840">
          <text:deletion>
            <office:change-info>
              <dc:creator>Eduardo </dc:creator>
              <dc:date>2010-07-28T21:10:00</dc:date>
            </office:change-info>
            <text:p text:style-name="Text_20_body">… </text:p>
          </text:deletion>
        </text:changed-region>
        <text:changed-region text:id="ct145841920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48694792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45886936">
          <text:insertion>
            <office:change-info>
              <dc:creator>Eduardo </dc:creator>
              <dc:date>2010-07-28T20:50:00</dc:date>
            </office:change-info>
          </text:insertion>
        </text:changed-region>
        <text:changed-region text:id="ct145886672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45841472">
          <text:deletion>
            <office:change-info>
              <dc:creator>Eduardo </dc:creator>
              <dc:date>2010-07-28T20:50:00</dc:date>
            </office:change-info>
            <text:p text:style-name="Text_20_body">li</text:p>
          </text:deletion>
        </text:changed-region>
        <text:changed-region text:id="ct145845536">
          <text:insertion>
            <office:change-info>
              <dc:creator>Nestor  Jorge </dc:creator>
              <dc:date>2010-07-13T00:07:00</dc:date>
            </office:change-info>
          </text:insertion>
        </text:changed-region>
        <text:changed-region text:id="ct146497448">
          <text:deletion>
            <office:change-info>
              <dc:creator>Eduardo </dc:creator>
              <dc:date>2010-07-28T21:10:00</dc:date>
            </office:change-info>
            <text:list xml:id="list2010297108" text:style-name="L1">
              <text:list-header>
                <text:p text:style-name="P2"/>
                <text:list>
                  <text:list-item>
                    <text:p text:style-name="P2">Seguridad. </text:p>
                    <text:list>
                      <text:list-item>
                        <text:p text:style-name="P2">Evitar que se adulteren resultados.</text:p>
                      </text:list-item>
                      <text:list-item>
                        <text:p text:style-name="P2">Autenticación de usuarios.</text:p>
                      </text:list-item>
                    </text:list>
                  </text:list-item>
                  <text:list-item>
                    <text:p text:style-name="P2">Descubrimiento de usuarios y caracterización de los mismos.</text:p>
                  </text:list-item>
                  <text:list-item>
                    <text:p text:style-name="P2">Distribución de trabajo.</text:p>
                  </text:list-item>
                </text:list>
              </text:list-header>
              <text:list-item>
                <text:p text:style-name="P2">Retribución.<office:annotation><dc:creator>Nestor  Jorge </dc:creator><dc:date>2010-07-13T00:14:00</dc:date><text:p text:style-name="P16"><text:span text:style-name="T9">Revisar si esto sigue teniendo sentido … </text:span></text:p></office:annotation>Proponer una arquitectura de software que posibilite hacer computo voluntario teniendo en cuenta:</text:p>
              </text:list-item>
            </text:list>
          </text:deletion>
        </text:changed-region>
        <text:changed-region text:id="ct145842688">
          <text:insertion>
            <office:change-info>
              <dc:creator>javier jorge</dc:creator>
              <dc:date>2010-07-25T02:42:00</dc:date>
            </office:change-info>
          </text:insertion>
        </text:changed-region>
        <text:changed-region text:id="ct145842264">
          <text:insertion>
            <office:change-info>
              <dc:creator>Eduardo </dc:creator>
              <dc:date>2010-07-28T21:11:00</dc:date>
            </office:change-info>
          </text:insertion>
        </text:changed-region>
        <text:changed-region text:id="ct145887424">
          <text:insertion>
            <office:change-info>
              <dc:creator>javier jorge</dc:creator>
              <dc:date>2010-07-25T02:42:00</dc:date>
            </office:change-info>
          </text:insertion>
        </text:changed-region>
        <text:changed-region text:id="ct145843744">
          <text:insertion>
            <office:change-info>
              <dc:creator>Eduardo </dc:creator>
              <dc:date>2010-07-28T21:11:00</dc:date>
            </office:change-info>
          </text:insertion>
        </text:changed-region>
        <text:changed-region text:id="ct145841672">
          <text:deletion>
            <office:change-info>
              <dc:creator>Eduardo </dc:creator>
              <dc:date>2010-07-28T21:11:00</dc:date>
            </office:change-info>
            <text:p text:style-name="Text_20_body">boinc</text:p>
          </text:deletion>
        </text:changed-region>
        <text:changed-region text:id="ct146503216">
          <text:deletion>
            <office:change-info>
              <dc:creator>Nestor  Jorge </dc:creator>
              <dc:date>2010-07-13T00:12:00</dc:date>
            </office:change-info>
            <text:list xml:id="list625284309" text:continue-numbering="true" text:style-name="L1">
              <text:list-header>
                <text:p text:style-name="P2">Búsqueda de herramientas para llevar a cabo la infraestructura propuesta </text:p>
                <text:p text:style-name="P2">Propuesta de implementación.</text:p>
              </text:list-header>
              <text:list-item>
                <text:p text:style-name="P2">Implementación (tentativa).</text:p>
              </text:list-item>
            </text:list>
          </text:deletion>
        </text:changed-region>
        <text:changed-region text:id="ct145887096">
          <text:deletion>
            <office:change-info>
              <dc:creator>Eduardo </dc:creator>
              <dc:date>2010-07-09T21:18:00</dc:date>
            </office:change-info>
            <text:p text:style-name="Text_20_body">??????</text:p>
          </text:deletion>
        </text:changed-region>
        <text:changed-region text:id="ct145842864">
          <text:deletion>
            <office:change-info>
              <dc:creator>Eduardo </dc:creator>
              <dc:date>2010-07-28T21:12:00</dc:date>
            </office:change-info>
            <text:p text:style-name="Text_20_body">(</text:p>
          </text:deletion>
        </text:changed-region>
        <text:changed-region text:id="ct146148560">
          <text:format-change>
            <office:change-info>
              <dc:creator>Eduardo </dc:creator>
              <dc:date>2010-07-28T21:04:00</dc:date>
            </office:change-info>
          </text:format-change>
        </text:changed-region>
        <text:changed-region text:id="ct146499104">
          <text:insertion>
            <office:change-info>
              <dc:creator>Eduardo </dc:creator>
              <dc:date>2010-07-28T21:04:00</dc:date>
            </office:change-info>
          </text:insertion>
        </text:changed-region>
        <text:changed-region text:id="ct146496536">
          <text:insertion>
            <office:change-info>
              <dc:creator>javier jorge</dc:creator>
              <dc:date>2010-07-24T15:59:00</dc:date>
            </office:change-info>
          </text:insertion>
        </text:changed-region>
        <text:changed-region text:id="ct146502960">
          <text:insertion>
            <office:change-info>
              <dc:creator>javier jorge</dc:creator>
              <dc:date>2010-07-24T16:37:00</dc:date>
            </office:change-info>
          </text:insertion>
        </text:changed-region>
        <text:changed-region text:id="ct146308768">
          <text:insertion>
            <office:change-info>
              <dc:creator>javier jorge</dc:creator>
              <dc:date>2010-07-24T16:5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 text:c="2"/>Especialización en Sistemas y Servicios Distribuidos </text:p>
      <text:p text:style-name="P5"/>
      <text:p text:style-name="P7">Trabajo Integrador </text:p>
      <text:p text:style-name="Text_20_body"/>
      <text:p text:style-name="Text_20_body"><text:span text:style-name="T3">Titulo</text:span>: <text:s/><text:title>Análisis y Mejoras de Sistemas de Computo Voluntario</text:title></text:p>
      <text:p text:style-name="Text_20_body"><text:span text:style-name="T3">Director</text:span>: Pablo Passera</text:p>
      <text:p text:style-name="Text_20_body"><text:span text:style-name="T3">Colaboradores</text:span>: Mariano Cilia </text:p>
      <text:p text:style-name="Text_20_body"><text:span text:style-name="T3">Autores</text:span><text:span text:style-name="T4">: </text:span><text:span text:style-name="T4"><text:user-defined text:name="Autores">Eduardo Sanchez, Javier Jorge</text:user-defined></text:span></text:p>
      <text:p text:style-name="Text_20_body"><text:span text:style-name="T3">Tema</text:span>: <text:subject>Computo voluntario</text:subject></text:p>
      <text:p text:style-name="P14">Resumen</text:p>
      <text:h text:style-name="P15" text:outline-level="3">Motivación</text:h>
      <text:p text:style-name="P1">Cada vez m<text:change-start text:change-id="ct155356240"/>á<text:change-end text:change-id="ct155356240"/><text:change text:change-id="ct154495520"/>s personas tienen una computadora en su casa que permanece encendida la mayor parte del tiempo con una gran capacidad de cómputo ocioso. </text:p>
      <text:p text:style-name="P1">Por otra parte existe una gran cantidad de proyectos de investigación tanto en el ámbito académico como en el industrial; que requieren, día a día, de un mayor poder de computo y de almacenamiento.</text:p>
      <text:p text:style-name="P1">El problema es aún mayor si esta necesidad de computo es variable; es decir, no siempre se esta procesando o almacenando grandes volúmenes de datos. Por lo tanto comprar mas recursos no sería la mejor opción.</text:p>
      <text:p text:style-name="P1">El cómputo voluntario permite darle una solución a este problema, donde el recurso “voluntario” ofrece su capacidad de computo o <text:s/>de almacenamiento a proyectos que lo necesiten. Sin embargo, hemos identificado algunos problemas que no han sido solucionados del todo, o a los que la computación voluntaria no ofrece ningún tipo de garantía ni soporte; ya sea porque no fue diseñado para solucionarlos o porque no fueron tenidos en cuenta. </text:p>
      <text:p text:style-name="P1">Queremos poder agregar cambios o torcer ligeramente su filosofía, de modo que los voluntarios no sean <text:change-start text:change-id="ct146483776"/>anónimos<text:change-end text:change-id="ct146483776"/><text:change text:change-id="ct146471744"/>, y se pueda mantener un ranking <text:change text:change-id="ct146465592"/>(como lo hace MercadoLibre)<text:change-start text:change-id="ct146180800"/> que refleje la “confiabilidad” de ese voluntario<text:change-end text:change-id="ct146180800"/>, brindar<text:change text:change-id="ct146467416"/> seguridad de modo que el voluntario no pueda saber que esta procesando (lo vea como caja negra) pero de igual manera que no se ejecute <text:change-start text:change-id="ct146464896"/>código<text:change-end text:change-id="ct146464896"/><text:change text:change-id="ct146312752"/> malicioso <text:change-start text:change-id="ct145460408"/>para <text:change-end text:change-id="ct145460408"/><text:change text:change-id="ct146463832"/><text:s/><text:change-start text:change-id="ct145670152"/>é<text:change-end text:change-id="ct145670152"/><text:change text:change-id="ct146469160"/>l<text:change text:change-id="ct145670400"/>. Por último, nos <text:change-start text:change-id="ct146471184"/>parecería<text:change-end text:change-id="ct146471184"/><text:change text:change-id="ct146471280"/> importante que los sistemas de computación <text:change text:change-id="ct145836216"/><text:s/>voluntaria <text:s/>ofrezcan algún sistema de retribución a los usuarios<text:change-start text:change-id="ct146492400"/>, de manera que se <text:change-end text:change-id="ct146492400"/><text:change-start text:change-id="ct145660008"/>pueda optar entre hosts voluntarios <text:change-end text:change-id="ct145660008"/><text:change-start text:change-id="ct145837176"/>y <text:soft-page-break/>host que no lo sean pero que quieran alquilar momentáneamente su poder de computo <text:change-end text:change-id="ct145837176"/>y/<text:change-start text:change-id="ct150684880"/>o almacenamiento<text:change-end text:change-id="ct150684880"/><text:change-start text:change-id="ct146473496"/>.<text:change-end text:change-id="ct146473496"/><text:change text:change-id="ct146473688"/><text:change text:change-id="ct146473592"/><text:change-start text:change-id="ct146467224"/></text:p>
      <text:p text:style-name="Text_20_body"><text:span text:style-name="T1">Cabe destacar que muchas de estas motivaciones son problemas de seguridad actuales y vigentes en los sistemas de computo voluntario.</text:span><text:change-end text:change-id="ct146467224"/></text:p>
      <text:p text:style-name="Text_20_body"><text:change text:change-id="ct146467320"/><text:span text:style-name="T1">Algunos o</text:span>bjetivos:</text:p>
      <text:list xml:id="list1419295148" text:continue-numbering="true" text:style-name="L1">
        <text:list-item>
          <text:p text:style-name="P2"><text:change-start text:change-id="ct146471472"/>Analizar y estudiar los sistemas de computo voluntario<text:change-end text:change-id="ct146471472"/>.<text:change-start text:change-id="ct166014040"/></text:p>
        </text:list-item>
        <text:list-item>
          <text:p text:style-name="P2">Relevar <text:change-end text:change-id="ct166014040"/><text:change-start text:change-id="ct145836848"/>las <text:change-end text:change-id="ct145836848"/>tecnologías<text:change-start text:change-id="ct146466944"/> y frameworks que utilizan<text:change-end text:change-id="ct146466944"/>.<text:change-start text:change-id="ct166035016"/></text:p>
        </text:list-item>
        <text:list-item>
          <text:p text:style-name="P2">Relevar proyectos que <text:change-end text:change-id="ct166035016"/><text:change-start text:change-id="ct146472096"/>estén<text:change-end text:change-id="ct146472096"/><text:change text:change-id="ct146472192"/><text:change-start text:change-id="ct145839896"/> utilizando esta metodología actualmente<text:change-end text:change-id="ct145839896"/>.<text:change-start text:change-id="ct163314232"/></text:p>
        </text:list-item>
        <text:list-item>
          <text:p text:style-name="P2">Revisar las fortalezas y debilidades de estos sistemas<text:change-end text:change-id="ct163314232"/>.<text:change-start text:change-id="ct153416912"/> </text:p>
        </text:list-item>
        <text:list-item>
          <text:p text:style-name="P2">Proponer mejoras <text:change-end text:change-id="ct153416912"/><text:change-start text:change-id="ct145845440"/>atacando algunos de los problemas<text:change-end text:change-id="ct145845440"/> mencionados mas arriba<text:change-start text:change-id="ct163348624"/> <text:change-end text:change-id="ct163348624"/><text:change-start text:change-id="ct146468704"/>(<text:change-end text:change-id="ct146468704"/><text:change-start text:change-id="ct145837416"/>Descubrimiento de usuarios y caracterización de los mismos, <text:change-end text:change-id="ct145837416"/><text:change-start text:change-id="ct146491288"/>Seguridad, <text:change-end text:change-id="ct146491288"/><text:change-start text:change-id="ct146497352"/>A<text:change-end text:change-id="ct146497352"/><text:change text:change-id="ct146473224"/><text:change-start text:change-id="ct146472928"/>rquitectura, <text:change-end text:change-id="ct146472928"/><text:change-start text:change-id="ct146497064"/>Distribución<text:change-end text:change-id="ct146497064"/><text:change-start text:change-id="ct146497160"/> de T<text:change-end text:change-id="ct146497160"/><text:change-start text:change-id="ct146497256"/>rabajo, etc<text:change-end text:change-id="ct146497256"/><text:change text:change-id="ct146491840"/><text:change-start text:change-id="ct145841920"/>)<text:change-end text:change-id="ct145841920"/>.<text:change-start text:change-id="ct148694792"/></text:p>
        </text:list-item>
        <text:list-item>
          <text:p text:style-name="P2">Analizar la posib<text:change-end text:change-id="ct148694792"/><text:change-start text:change-id="ct145886936"/>i<text:change-end text:change-id="ct145886936"/><text:change-start text:change-id="ct145886672"/>li<text:change-end text:change-id="ct145886672"/><text:change text:change-id="ct145841472"/><text:change-start text:change-id="ct145845536"/>dad de hacerlo rentado<text:change-end text:change-id="ct145845536"/>.<text:change text:change-id="ct146497448"/><text:change-start text:change-id="ct145842688"/></text:p>
        </text:list-item>
        <text:list-item>
          <text:p text:style-name="P2">Hacer una <text:change-end text:change-id="ct145842688"/><text:change-start text:change-id="ct145842264"/>pequeña <text:change-end text:change-id="ct145842264"/><text:change-start text:change-id="ct145887424"/>demo con <text:change-end text:change-id="ct145887424"/><text:change-start text:change-id="ct145843744"/>algún sistema de computo voluntario<text:change-end text:change-id="ct145843744"/><text:change text:change-id="ct145841672"/>, y en caso de ser viable, implementar alguna mejora.</text:p>
          <text:p text:style-name="P2"><text:change text:change-id="ct146503216"/></text:p>
        </text:list-item>
      </text:list>
      <text:h text:style-name="Heading_20_3" text:outline-level="3">Metodología a seguir</text:h>
      <text:p text:style-name="Text_20_body"><text:change text:change-id="ct145887096"/>Debido a que es la primera vez que nos enfrentamos a este tipo de computación distribuida, <text:s/>tomando algunos referentes en funcionamiento (i.e. BOINC), <text:s/>se va a investigar cuales son sus problemas y limitaciones, cual es la arquitectura que proponen, y sus posibles mejoras (en caso de encontrarse). Y por ultimo como adaptar esa arquitectura para resolver algunos de los problemas que encontramos<text:change text:change-id="ct145842864"/>, es decir “la autenticación de usuarios”, “su ranking”, “evitar <text:span text:style-name="T5">espiar</text:span> lo que se esta procesando”, “evitar correr código malicioso”, “retribución al buen voluntario”, etc.-</text:p>
      <text:p text:style-name="Text_20_body"/>
      <text:h text:style-name="Heading_20_3" text:outline-level="3">Bibliografía</text:h>
      <text:p text:style-name="Text_20_body"><text:a xlink:type="simple" xlink:href="http://en.wikipedia.org/wiki/Volunteer_computing"><text:span text:style-name="T5">http://en.wikipedia.org/wiki/Volunteer_computing</text:span></text:a><text:a xlink:type="simple" xlink:href="http://en.wikipedia.org/wiki/Volunteer_computing"><text:span text:style-name="T5"> </text:span></text:a></text:p>
      <text:p text:style-name="Text_20_body"><text:a xlink:type="simple" xlink:href="http://www.jgroups.org/taskdistribution.html"><text:span text:style-name="T5">http://www.jgroups.org/taskdistribution.html</text:span></text:a><text:a xlink:type="simple" xlink:href="http://www.jgroups.org/taskdistribution.html"><text:span text:style-name="T5"> </text:span></text:a></text:p>
      <text:p text:style-name="P6"><text:change-start text:change-id="ct146148560"/><text:a xlink:type="simple" xlink:href="http://boinc.berkeley.edu/">http://boinc.berkeley.edu</text:a><text:change-end text:change-id="ct146148560"/><text:a xlink:type="simple" xlink:href="http://boinc.berkeley.edu/"> </text:a><text:change-start text:change-id="ct146499104"/></text:p>
      <text:p text:style-name="P11"><text:a xlink:type="simple" xlink:href="http://boinc.berkeley.edu/trac/wiki/SecurityIssues">http://boinc.berkeley.edu/trac/wiki/SecurityIssues</text:a><text:change-end text:change-id="ct146499104"/> </text:p>
      <text:p text:style-name="Text_20_body"><text:change-start text:change-id="ct146496536"/><text:a xlink:type="simple" xlink:href="http://boinc.berkeley.edu/trac/wiki/BoincPapers">http://boinc.berkeley.edu/trac/wiki/BoincPapers</text:a><text:change-end text:change-id="ct146496536"/><text:change-start text:change-id="ct146502960"/></text:p>
      <text:p text:style-name="Text_20_body"><text:a xlink:type="simple" xlink:href="http://www.spiritus-temporis.com/volunteer-computing/">http://www.spiritus-temporis.com/volunteer-computing/</text:a><text:change-end text:change-id="ct146502960"/><text:change-start text:change-id="ct146308768"/></text:p>
      <text:p text:style-name="Text_20_body"><text:a xlink:type="simple" xlink:href="http://www.mersenne.org/">http://www.mersenne.org/</text:a> first vc project<text:change-end text:change-id="ct146308768"/></text:p>
      <text:p text:style-name="Text_20_body"/>
      <text:list xml:id="list2108417529" text:style-name="L3">
        <text:list-item>
          <text:p text:style-name="P13"><text:soft-page-break/>Advances in Grid and Pervasive Computing: 5<text:span text:style-name="T8">th</text:span> International Conference, Bellavista, Paolo Chang; Ruay-Shiung; Chao, Han-Chieh; Lin, Shin-Feng</text:p>
        </text:list-item>
      </text:list>
      <text:list xml:id="list1075169939" text:style-name="L2">
        <text:list-item>
          <text:p text:style-name="P12">WordWide computing and its applications, Yoshifumi, Takuya Katayama, Michiharu Tsukamoto.</text:p>
        </text:list-item>
        <text:list-item>
          <text:p text:style-name="P12">The Pillars of Computation Theory: State, Encoding, Nondeterminis, Arnold L. Rosenber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DejaVu Sans" svg:font-family="'DejaVu Sans'" style:font-family-generic="swiss"/>
    <style:font-face style:name="Tahoma" svg:font-family="Tahoma" style:font-family-generic="swiss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Nimbus Roman No9 L1" svg:font-family="'Nimbus Roman No9 L', 'Times New Roman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list-style-name="" style:class="text">
      <style:text-properties style:font-name="Times New Roman" fo:font-size="24pt" fo:font-weight="bold" style:font-name-asian="DejaVu Sans2" style:font-size-asian="24pt" style:font-weight-asian="bold" style:font-name-complex="DejaVu Sans2" style:font-size-complex="24pt" style:font-weight-complex="bold"/>
    </style:style>
    <style:style style:name="heading_20_1" style:display-name="heading 1" style:family="paragraph" style:parent-style-name="Heading" style:next-style-name="Text_20_body" style:list-style-name="">
      <style:text-properties style:font-name="Times New Roman" fo:font-size="24pt" fo:font-weight="bold" style:font-name-complex="Times New Roman" style:font-size-complex="24pt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Table_20_Contents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true"/>
      </style:header-style>
      <style:footer-style>
        <style:header-footer-properties fo:min-height="1.016cm" fo:margin-left="0cm" fo:margin-right="0cm" fo:margin-top="0.508cm" style:dynamic-spacing="tru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><text:title>Análisis y Mejoras de Sistemas de Computo Voluntario</text:title></text:p>
            </table:table-cell>
            <table:table-cell table:style-name="Tabla1.A1" office:value-type="string">
              <text:p text:style-name="MP1"><text:user-defined text:name="Autores">Eduardo Sanchez, Javier Jorge</text:user-defined></text:p>
              <text:p text:style-name="MP1"><text:date style:data-style-name="N37" text:date-value="2010-07-04T00:14:03.95" text:fixed="true">04/07/10</text:date></text:p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vier jorge</meta:initial-creator>
    <meta:creation-date>2010-07-03T21:01:03</meta:creation-date>
    <meta:editing-cycles>27</meta:editing-cycles>
    <meta:editing-duration>PT28H13M37S</meta:editing-duration>
    <dc:description>
Director: Pablo Passera
Colaboradores: Mariano Cilia</dc:description>
    <meta:keyword>Computo voluntario</meta:keyword>
    <meta:keyword>sistemas distribuidos</meta:keyword>
    <meta:keyword>seguridad</meta:keyword>
    <dc:subject>Computo voluntario</dc:subject>
    <dc:title>Análisis y Mejoras de Sistemas de Computo Voluntario</dc:title>
    <dc:date>2010-08-03T11:06:10</dc:date>
    <meta:generator>OpenOffice.org/3.0$Linux OpenOffice.org_project/300m15$Build-9379</meta:generator>
    <meta:document-statistic meta:table-count="1" meta:image-count="0" meta:object-count="0" meta:page-count="3" meta:paragraph-count="67" meta:word-count="653" meta:character-count="4501"/>
    <meta:user-defined meta:name="Autores">Eduardo Sanchez, Javier Jorge</meta:user-defined>
    <meta:user-defined meta:name="Información 2"/>
    <meta:user-defined meta:name="Información 3"/>
    <meta:user-defined meta:name="Información 4"/>
  </office:meta>
</office:document-meta>
</file>